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verage over the 512 11x11 filters to get a single 11x11 "activation map"</text:p>
      <text:p text:style-name="Standard">avg_acts = acts.mean(0)</text:p>
      <text:p text:style-name="Standard">print(avg_acts.shape)</text:p>
      <text:p text:style-name="Standard"/>
      <text:p text:style-name="Standard"># display the "activation map"</text:p>
      <text:p text:style-name="Standard">_,ax = plt.subplots()</text:p>
      <text:p text:style-name="Standard">aa = avg_acts.numpy()</text:p>
      <text:p text:style-name="Standard">plt.imshow(aa, cmap="gray")</text:p>
      <text:p text:style-name="Standard">plt.show()</text:p>
      <text:p text:style-name="Standard"/>
      <text:p text:style-name="Standard"># display the "heat map"</text:p>
      <text:p text:style-name="Standard">def show_heatmap(hm):</text:p>
      <text:p text:style-name="Standard"><text:s text:c="4"/>_,ax = plt.subplots()</text:p>
      <text:p text:style-name="Standard"><text:s text:c="4"/>xb_im.show(ax)</text:p>
      <text:p text:style-name="Standard"><text:s text:c="4"/>ax.imshow(hm, alpha=0.6, extent=(0,352,352,0),</text:p>
      <text:p text:style-name="Standard"><text:s text:c="14"/>interpolation='bilinear', cmap='magma');</text:p>
      <text:p text:style-name="Standard"><text:s text:c="4"/></text:p>
      <text:p text:style-name="Standard"># note that the pixels in the "heat map" reflect the pattern from the "activation map" </text:p>
      <text:p text:style-name="Standard">show_heatmap(avg_ac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8:26:41.892000000</meta:creation-date>
    <dc:date>2019-11-29T18:27:33.848000000</dc:date>
    <meta:editing-duration>PT52S</meta:editing-duration>
    <meta:editing-cycles>1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7" meta:word-count="65" meta:character-count="533" meta:non-whitespace-character-count="453"/>
  </office:meta>
</office:document-meta>
</file>